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c0f6c" officeooo:paragraph-rsid="001c0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F elektronikus aláírása és időbélyegzése</text:p>
      <text:p text:style-name="P1">JTechLog</text:p>
      <text:p text:style-name="P1">http://jtechlog.blogspot.hu</text:p>
      <text:p text:style-name="P1">viczian.istvan a gmail-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3T22:47:28.125000000</meta:creation-date>
    <dc:date>2013-12-23T22:48:30.312000000</dc:date>
    <meta:editing-duration>P0D</meta:editing-duration>
    <meta:editing-cycles>1</meta:editing-cycles>
    <meta:document-statistic meta:table-count="0" meta:image-count="0" meta:object-count="0" meta:page-count="1" meta:paragraph-count="4" meta:word-count="10" meta:character-count="102" meta:non-whitespace-character-count="96"/>
    <meta:generator>LibreOffice/4.1.3.2$Windows_x86 LibreOffice_project/70feb7d99726f064edab4605a8ab840c50ec57a</meta:generator>
  </office:meta>
</office:document-meta>
</file>